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445cm"/>
    </style:style>
    <style:style style:name="pr2" style:family="presentation" style:parent-style-name="Default-subtitle">
      <style:graphic-properties draw:fill-color="#ffffff" draw:auto-grow-height="true" fo:min-height="5.94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Liberation Serif" fo:font-size="42.7000007629395pt" fo:language="en" fo:country="US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margin-left="0cm" fo:margin-right="0cm" fo:margin-top="0.533cm" fo:margin-bottom="0cm" fo:text-align="justify" fo:text-indent="0cm"/>
    </style:style>
    <style:style style:name="T1" style:family="text">
      <style:text-properties style:font-name="Liberation Serif" fo:language="en" fo:country="US"/>
    </style:style>
    <style:style style:name="T2" style:family="text">
      <style:text-properties style:font-name="Liberation Serif" fo:font-size="25pt" fo:language="en" fo:country="US" style:font-size-asian="25pt" style:font-size-complex="25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445cm" svg:x="1.4cm" svg:y="1.155cm" presentation:class="title" presentation:user-transformed="true">
          <draw:text-box>
            <text:p>Characteristics of Java</text:p>
          </draw:text-box>
        </draw:frame>
        <draw:frame presentation:style-name="pr2" draw:text-style-name="P1" draw:layer="layout" svg:width="25.199cm" svg:height="5.947cm" svg:x="1.402cm" svg:y="9.875cm">
          <draw:text-box>
            <text:p><text:span text:style-name="T1">Rajasekaran. S</text:span></text:p>
            <text:p><text:span text:style-name="T1">Assistant Professor</text:span></text:p>
            <text:p><text:span text:style-name="T1">Dept of IT</text:span></text:p>
            <text:p><text:span text:style-name="T1"/></text:p>
            <text:p><text:span text:style-name="T2">Git Hub: </text:span><text:span text:style-name="T2"><text:a xlink:href="https://github.com/rajasekaranap/CS8382-OOPS" xlink:type="simple">https://github.com/rajasekaranap/CS8382-OOPS</text:a>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5cm" svg:x="1.4cm" svg:y="0.837cm" presentation:class="title">
          <draw:text-box>
            <text:p>Characteristics of Java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Simple</text:p>
              </text:list-item>
              <text:list-item>
                <text:p>Secure</text:p>
              </text:list-item>
              <text:list-item>
                <text:p>Portable</text:p>
              </text:list-item>
              <text:list-item>
                <text:p>Object Oriented</text:p>
              </text:list-item>
              <text:list-item>
                <text:p>Robust</text:p>
              </text:list-item>
              <text:list-item>
                <text:p>Multithreaded</text:p>
              </text:list-item>
            </text:list>
          </draw:text-box>
        </draw:frame>
        <draw:frame presentation:style-name="pr5" draw:layer="layout" svg:width="12.297cm" svg:height="12.179cm" svg:x="14.313cm" svg:y="4.913cm" presentation:class="outline">
          <draw:text-box>
            <text:list text:style-name="L2">
              <text:list-item>
                <text:p>Architecture Neutral</text:p>
              </text:list-item>
              <text:list-item>
                <text:p>Interpreted</text:p>
              </text:list-item>
              <text:list-item>
                <text:p>High Performance</text:p>
              </text:list-item>
              <text:list-item>
                <text:p>Distributed</text:p>
              </text:list-item>
              <text:list-item>
                <text:p>Dynam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Simple</text:span></text:p>
                <text:list>
                  <text:list-item>
                    <text:p text:style-name="P3">Easy to Learn</text:p>
                  </text:list-item>
                  <text:list-item>
                    <text:p text:style-name="P3">Most of the concepts are derived from CPP language which is already familiar to develop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Secure</text:span></text:p>
                <text:list>
                  <text:list-item>
                    <text:p text:style-name="P3"><text:span text:style-name="T4">Java program cannot harm other systems.</text:span></text:p>
                  </text:list-item>
                  <text:list-item>
                    <text:p text:style-name="P3"><text:span text:style-name="T4">It provides security features for internet applications.</text:span></text:p>
                  </text:list-item>
                  <text:list-item>
                    <text:p text:style-name="P3"><text:span text:style-name="T4">It provides secure way of web acc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Portable</text:span></text:p>
                <text:list>
                  <text:list-item>
                    <text:p text:style-name="P3"><text:span text:style-name="T4">Java program can run in any environment that has JVM</text:span><text:span text:style-name="T3">(Java Virtual Machine).</text:span></text:p>
                  </text:list-item>
                  <text:list-item>
                    <text:p text:style-name="P3"><text:span text:style-name="T4">It can run on any platform.</text:span></text:p>
                  </text:list-item>
                  <text:list-item>
                    <text:p text:style-name="P3"><text:span text:style-name="T4">Programs can be transferred to work in world wide we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Object Oriented</text:span></text:p>
                <text:list>
                  <text:list-item>
                    <text:p text:style-name="P3"><text:span text:style-name="T4">It is an object oriented programming language.</text:span></text:p>
                  </text:list-item>
                  <text:list-item>
                    <text:p text:style-name="P3"><text:span text:style-name="T4">It provides maximum of oops features that provided by C++ language.</text:span></text:p>
                  </text:list-item>
                  <text:list-item>
                    <text:p text:style-name="P3"><text:span text:style-name="T4">It is pure OOP language [C++ is semi object oriented language]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Robust</text:span></text:p>
                <text:list>
                  <text:list-item>
                    <text:p text:style-name="P3"><text:span text:style-name="T4">Java supports error-free programming by strictly typed and performing run time checks.</text:span></text:p>
                  </text:list-item>
                  <text:list-item>
                    <text:p text:style-name="P3"><text:span text:style-name="T4">It provides good exception handling procedures for robust application develop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Multithreaded</text:span></text:p>
                <text:list>
                  <text:list-item>
                    <text:p text:style-name="P4"><text:span text:style-name="T4">Java provides integrated support of multi threaded programming.</text:span></text:p>
                  </text:list-item>
                  <text:list-item>
                    <text:p text:style-name="P4"><text:span text:style-name="T4">Thread management is done by JVM.</text:span></text:p>
                  </text:list-item>
                </text:list>
              </text:list-item>
              <text:list-item>
                <text:p text:style-name="P3"><text:span text:style-name="T3">Architecture – neutral</text:span></text:p>
                <text:list>
                  <text:list-item>
                    <text:p text:style-name="P3"><text:span text:style-name="T4">Java supports most kind of machines and architectures.</text:span></text:p>
                  </text:list-item>
                  <text:list-item>
                    <text:p text:style-name="P3"><text:span text:style-name="T4">Java is independent of hardwar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Interpreted</text:span></text:p>
                <text:list>
                  <text:list-item>
                    <text:p text:style-name="P4"><text:span text:style-name="T4">Java supports cross-platform code through the use of Java bytecode.</text:span></text:p>
                  </text:list-item>
                  <text:list-item>
                    <text:p text:style-name="P4"><text:span text:style-name="T4">Bytecode can be interpreted on any platform by JVM.</text:span></text:p>
                  </text:list-item>
                </text:list>
              </text:list-item>
              <text:list-item>
                <text:p text:style-name="P3"><text:span text:style-name="T3">High performance</text:span></text:p>
                <text:list>
                  <text:list-item>
                    <text:p text:style-name="P3">Bytecodes are highly optimized.</text:p>
                  </text:list-item>
                  <text:list-item>
                    <text:p text:style-name="P3">JVM can executed them much faster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Characteristics of Java 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3">Distributed</text:span></text:p>
                <text:list>
                  <text:list-item>
                    <text:p text:style-name="P3"><text:span text:style-name="T4">Java was designed with the distributed environment.</text:span></text:p>
                  </text:list-item>
                  <text:list-item>
                    <text:p text:style-name="P3"><text:span text:style-name="T4">Java can be transmit,run over internet.</text:span></text:p>
                  </text:list-item>
                </text:list>
              </text:list-item>
              <text:list-item>
                <text:p text:style-name="P3"><text:span text:style-name="T3">Dynamic</text:span></text:p>
                <text:list>
                  <text:list-item>
                    <text:p text:style-name="P3"><text:span text:style-name="T4">Java programs carry with them substantial amounts of run-time type information that is used to verify and resolve accesses to objects at run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7-06T10:39:47.673260631</dc:date>
    <meta:editing-duration>PT6H3M45S</meta:editing-duration>
    <meta:editing-cycles>85</meta:editing-cycles>
    <meta:generator>LibreOffice/6.0.3.2$Linux_X86_64 LibreOffice_project/00m0$Build-2</meta:generator>
    <meta:document-statistic meta:object-count="62"/>
  </office:meta>
</office:document-meta>
</file>